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864cm" fo:min-width="3.241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svg:stroke-color="#000000" draw:fill="none" draw:fill-color="#ffffff" fo:min-height="0.683cm"/>
    </style:style>
    <style:style style:name="gr5" style:family="graphic" style:parent-style-name="standard">
      <style:graphic-properties draw:stroke="none" svg:stroke-color="#000000" draw:fill="none" draw:fill-color="#ffffff" fo:min-height="0.607cm"/>
    </style:style>
    <style:style style:name="gr6" style:family="graphic" style:parent-style-name="standard">
      <style:graphic-properties draw:stroke="none" svg:stroke-color="#000000" draw:fill="none" draw:fill-color="#ffffff" fo:min-height="0.605cm"/>
    </style:style>
    <style:style style:name="gr7" style:family="graphic" style:parent-style-name="standard">
      <style:graphic-properties draw:stroke="none" svg:stroke-color="#000000" draw:fill="none" draw:fill-color="#ffffff" fo:min-height="0.617cm"/>
    </style:style>
    <style:style style:name="gr8" style:family="graphic" style:parent-style-name="standard">
      <style:graphic-properties draw:stroke="none" svg:stroke-color="#000000" draw:fill="none" draw:fill-color="#ffffff" fo:min-height="1.111cm"/>
    </style:style>
    <style:style style:name="gr9" style:family="graphic" style:parent-style-name="standard">
      <style:graphic-properties draw:stroke="none" svg:stroke-color="#000000" draw:fill="none" draw:fill-color="#ffffff" fo:min-height="0.64cm"/>
    </style:style>
    <style:style style:name="gr10" style:family="graphic" style:parent-style-name="standard">
      <style:graphic-properties draw:stroke="none" svg:stroke-color="#000000" draw:fill="none" draw:fill-color="#ffffff" fo:min-height="0.661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049cm"/>
    </style:style>
    <style:style style:name="gr12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svg:stroke-width="0.081cm" svg:stroke-color="#e0c2cd" draw:marker-start-width="0.321cm" draw:marker-end-width="0.321cm" draw:fill="solid" draw:fill-color="#e0c2cd" draw:textarea-horizontal-align="justify" draw:textarea-vertical-align="middle" draw:auto-grow-height="false" fo:min-height="0.644cm" fo:min-width="1.385cm" fo:padding-top="0.165cm" fo:padding-bottom="0.165cm" fo:padding-left="0.29cm" fo:padding-right="0.29cm"/>
    </style:style>
    <style:style style:name="gr14" style:family="graphic" style:parent-style-name="standard">
      <style:graphic-properties svg:stroke-color="#bf819e" draw:fill-color="#bf819e" draw:textarea-horizontal-align="justify" draw:textarea-vertical-align="middle" draw:auto-grow-height="false" fo:min-height="0.021cm" fo:min-width="0cm"/>
    </style:style>
    <style:style style:name="gr15" style:family="graphic" style:parent-style-name="objectwithoutfill">
      <style:graphic-properties svg:stroke-width="0.106cm" svg:stroke-color="#bf819e" draw:marker-start-width="0.359cm" draw:marker-end-width="0.359cm" draw:fill="solid" draw:fill-color="#bf819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395cm"/>
    </style:style>
    <style:style style:name="gr19" style:family="graphic" style:parent-style-name="objectwithoutfill">
      <style:graphic-properties draw:stroke="dash" draw:stroke-dash="_32__20_Dots_20_1_20_Dash" svg:stroke-width="0.035cm" svg:stroke-color="#9999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44cm" fo:min-width="1.385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e0c2cd" draw:textarea-horizontal-align="justify" draw:textarea-vertical-align="middle" draw:auto-grow-height="false" fo:min-height="0.644cm" fo:min-width="1.385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7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e0c2cd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f819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0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e0c2c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3.847cm" svg:height="2.22cm" svg:x="1.427cm" svg:y="6.89cm">
            <text:p text:style-name="P1">Pokemon</text:p>
            <text:p text:style-name="P1">trainer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847cm" svg:height="2.22cm" svg:x="9.427cm" svg:y="6.89cm">
            <text:p text:style-name="P1">Pokemon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3.847cm" svg:height="2.22cm" svg:x="17.427cm" svg:y="6.89cm">
            <text:p text:style-name="P1">Species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5" draw:id="id5" draw:layer="layout" svg:width="3.847cm" svg:height="2.22cm" svg:x="24.427cm" svg:y="6.89cm">
            <text:p text:style-name="P1">Type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3.847cm" svg:height="2.22cm" svg:x="5.427cm" svg:y="11.89cm">
            <text:p text:style-name="P1">Team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svg:x1="3.35cm" svg:y1="9.11cm" svg:x2="5.427cm" svg:y2="13cm" draw:start-shape="id1" draw:start-glue-point="2" draw:end-shape="id2" draw:end-glue-point="3" svg:d="M3350 9110v3890h2077" svg:viewBox="0 0 2078 3891">
            <text:p/>
          </draw:connector>
          <draw:connector draw:style-name="gr2" draw:text-style-name="P1" draw:layer="layout" svg:x1="5.274cm" svg:y1="8cm" svg:x2="9.427cm" svg:y2="8cm" draw:start-shape="id1" draw:start-glue-point="1" draw:end-shape="id3" draw:end-glue-point="3" svg:d="M5274 8000h4153" svg:viewBox="0 0 4154 1">
            <text:p/>
          </draw:connector>
          <draw:connector draw:style-name="gr2" draw:text-style-name="P1" draw:layer="layout" svg:x1="13.274cm" svg:y1="8cm" svg:x2="17.427cm" svg:y2="8cm" draw:start-shape="id3" draw:start-glue-point="1" draw:end-shape="id4" draw:end-glue-point="3" svg:d="M13274 8000h4153" svg:viewBox="0 0 4154 1">
            <text:p/>
          </draw:connector>
          <draw:connector draw:style-name="gr2" draw:text-style-name="P1" draw:layer="layout" svg:x1="21.274cm" svg:y1="8cm" svg:x2="24.427cm" svg:y2="8cm" draw:start-shape="id4" draw:start-glue-point="1" draw:end-shape="id5" draw:end-glue-point="3" svg:d="M21274 8000h3153" svg:viewBox="0 0 3154 1">
            <text:p/>
          </draw:connector>
          <draw:frame draw:style-name="gr3" draw:text-style-name="P3" draw:layer="layout" svg:width="0.945cm" svg:height="0.806cm" svg:x="4.436cm" svg:y="12.188cm">
            <draw:text-box>
              <text:p><text:span text:style-name="T1">1</text:span></text:p>
            </draw:text-box>
          </draw:frame>
          <draw:frame draw:style-name="gr4" draw:text-style-name="P3" draw:layer="layout" svg:width="1.353cm" svg:height="0.933cm" svg:x="3.327cm" svg:y="9.188cm">
            <draw:text-box>
              <text:p><text:span text:style-name="T1">0..1</text:span></text:p>
            </draw:text-box>
          </draw:frame>
          <draw:frame draw:style-name="gr5" draw:text-style-name="P3" draw:layer="layout" svg:width="1.373cm" svg:height="0.857cm" svg:x="8.043cm" svg:y="7.242cm">
            <draw:text-box>
              <text:p><text:span text:style-name="T1">0..n</text:span></text:p>
            </draw:text-box>
          </draw:frame>
          <draw:frame draw:style-name="gr6" draw:text-style-name="P3" draw:layer="layout" svg:width="1.387cm" svg:height="0.855cm" svg:x="5.227cm" svg:y="7.288cm">
            <draw:text-box>
              <text:p><text:span text:style-name="T1">0..1</text:span></text:p>
            </draw:text-box>
          </draw:frame>
          <draw:frame draw:style-name="gr7" draw:text-style-name="P3" draw:layer="layout" svg:width="0.857cm" svg:height="0.867cm" svg:x="16.632cm" svg:y="7.188cm">
            <draw:text-box>
              <text:p><text:span text:style-name="T1">1</text:span></text:p>
            </draw:text-box>
          </draw:frame>
          <draw:connector draw:style-name="gr2" draw:text-style-name="P1" draw:layer="layout" svg:x1="9.274cm" svg:y1="13cm" svg:x2="11.35cm" svg:y2="9.11cm" draw:start-shape="id2" draw:start-glue-point="1" draw:end-shape="id3" draw:end-glue-point="2" svg:d="M9274 13000h2076v-3890" svg:viewBox="0 0 2077 3891">
            <text:p/>
          </draw:connector>
          <draw:frame draw:style-name="gr8" draw:text-style-name="P3" draw:layer="layout" svg:width="1.442cm" svg:height="1.361cm" svg:x="9.327cm" svg:y="12.188cm">
            <draw:text-box>
              <text:p><text:span text:style-name="T1">0..1</text:span></text:p>
            </draw:text-box>
          </draw:frame>
          <draw:frame draw:style-name="gr9" draw:text-style-name="P3" draw:layer="layout" svg:width="1.473cm" svg:height="0.89cm" svg:x="9.999cm" svg:y="9.188cm">
            <draw:text-box>
              <text:p><text:span text:style-name="T1">0..5</text:span></text:p>
            </draw:text-box>
          </draw:frame>
          <draw:frame draw:style-name="gr10" draw:text-style-name="P3" draw:layer="layout" svg:width="1.574cm" svg:height="0.911cm" svg:x="13.327cm" svg:y="7.188cm">
            <draw:text-box>
              <text:p><text:span text:style-name="T1">0..n</text:span></text:p>
            </draw:text-box>
          </draw:frame>
          <draw:frame draw:style-name="gr7" draw:text-style-name="P3" draw:layer="layout" svg:width="1.439cm" svg:height="0.867cm" svg:x="23.233cm" svg:y="7.188cm">
            <draw:text-box>
              <text:p><text:span text:style-name="T1">1..n</text:span></text:p>
            </draw:text-box>
          </draw:frame>
          <draw:frame draw:style-name="gr8" draw:text-style-name="P3" draw:layer="layout" svg:width="1.355cm" svg:height="1.361cm" svg:x="21.327cm" svg:y="7.188cm">
            <draw:text-box>
              <text:p><text:span text:style-name="T1">0..n</text:span></text:p>
            </draw:text-box>
          </draw:frame>
        </draw:g>
      </draw:page>
      <draw:page draw:name="page2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Manage a pokemon type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13" draw:text-style-name="P6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line draw:style-name="gr17" draw:text-style-name="P5" draw:layer="layout" svg:x1="1.815cm" svg:y1="7.188cm" svg:x2="5.695cm" svg:y2="7.188cm">
            <text:p/>
          </draw:line>
          <draw:frame draw:style-name="gr18" draw:text-style-name="P9" draw:layer="layout" svg:width="2.385cm" svg:height="0.645cm" svg:x="2.369cm" svg:y="6.54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806cm" svg:y1="9.368cm" svg:x2="5.686cm" svg:y2="9.368cm">
            <text:p/>
          </draw:line>
          <draw:frame draw:style-name="gr18" draw:text-style-name="P9" draw:layer="layout" svg:width="2.385cm" svg:height="0.645cm" svg:x="2.36cm" svg:y="8.72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97cm" svg:y1="11.548cm" svg:x2="5.677cm" svg:y2="11.548cm">
            <text:p/>
          </draw:line>
          <draw:frame draw:style-name="gr18" draw:text-style-name="P9" draw:layer="layout" svg:width="2.385cm" svg:height="0.645cm" svg:x="2.351cm" svg:y="10.9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88cm" svg:y1="13.552cm" svg:x2="5.668cm" svg:y2="13.552cm">
            <text:p/>
          </draw:line>
          <draw:frame draw:style-name="gr18" draw:text-style-name="P9" draw:layer="layout" svg:width="2.385cm" svg:height="0.645cm" svg:x="2.342cm" svg:y="12.904cm">
            <draw:text-box>
              <text:p text:style-name="P1"><text:span text:style-name="T3">Delete</text:span></text:p>
            </draw:text-box>
          </draw:frame>
        </draw:g>
        <draw:line draw:style-name="gr19" draw:text-style-name="P5" draw:layer="layout" svg:x1="0.376cm" svg:y1="10.395cm" svg:x2="14.134cm" svg:y2="10.395cm">
          <text:p/>
        </draw:line>
        <draw:line draw:style-name="gr19" draw:text-style-name="P5" draw:layer="layout" svg:x1="0.376cm" svg:y1="8.195cm" svg:x2="14.134cm" svg:y2="8.195cm">
          <text:p/>
        </draw:line>
        <draw:line draw:style-name="gr19" draw:text-style-name="P5" draw:layer="layout" svg:x1="0.376cm" svg:y1="12.495cm" svg:x2="14.134cm" svg:y2="12.495cm">
          <text:p/>
        </draw:line>
      </draw:page>
      <draw:page draw:name="page3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Add a pokemon species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13" draw:text-style-name="P6" xml:id="id6" draw:id="id6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7" draw:id="id7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6" draw:end-shape="id7" draw:end-glue-point="0" svg:d="M17390 10582v3433" svg:viewBox="0 0 1 3434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Spec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21" draw:text-style-name="P11" draw:layer="layout" svg:width="1.965cm" svg:height="0.974cm" svg:x="7.808cm" svg:y="4.015cm">
            <text:p text:style-name="P1"><text:span text:style-name="T2">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line draw:style-name="gr17" draw:text-style-name="P5" draw:layer="layout" svg:x1="5.675cm" svg:y1="7.761cm" svg:x2="8.772cm" svg:y2="7.761cm">
            <text:p/>
          </draw:line>
          <draw:frame draw:style-name="gr18" draw:text-style-name="P9" draw:layer="layout" svg:width="2.385cm" svg:height="0.645cm" svg:x="5.861cm" svg:y="7.129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807cm" svg:y1="7.276cm" svg:x2="5.687cm" svg:y2="7.276cm">
            <text:p/>
          </draw:line>
          <draw:frame draw:style-name="gr18" draw:text-style-name="P9" draw:layer="layout" svg:width="2.385cm" svg:height="0.645cm" svg:x="2.361cm" svg:y="6.628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798cm" svg:y1="9.456cm" svg:x2="5.678cm" svg:y2="9.456cm">
            <text:p/>
          </draw:line>
          <draw:frame draw:style-name="gr18" draw:text-style-name="P9" draw:layer="layout" svg:width="2.385cm" svg:height="0.645cm" svg:x="2.352cm" svg:y="8.808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89cm" svg:y1="11.636cm" svg:x2="5.669cm" svg:y2="11.636cm">
            <text:p/>
          </draw:line>
          <draw:frame draw:style-name="gr18" draw:text-style-name="P9" draw:layer="layout" svg:width="2.385cm" svg:height="0.645cm" svg:x="2.343cm" svg:y="10.988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8cm" svg:y1="13.64cm" svg:x2="5.66cm" svg:y2="13.64cm">
            <text:p/>
          </draw:line>
          <draw:frame draw:style-name="gr18" draw:text-style-name="P9" draw:layer="layout" svg:width="2.385cm" svg:height="0.645cm" svg:x="2.334cm" svg:y="12.992cm">
            <draw:text-box>
              <text:p text:style-name="P1"><text:span text:style-name="T3">Delete</text:span></text:p>
            </draw:text-box>
          </draw:frame>
        </draw:g>
        <draw:line draw:style-name="gr19" draw:text-style-name="P5" draw:layer="layout" svg:x1="0.376cm" svg:y1="10.495cm" svg:x2="14.134cm" svg:y2="10.495cm">
          <text:p/>
        </draw:line>
        <draw:line draw:style-name="gr19" draw:text-style-name="P5" draw:layer="layout" svg:x1="0.376cm" svg:y1="12.595cm" svg:x2="14.134cm" svg:y2="12.595cm">
          <text:p/>
        </draw:line>
        <draw:line draw:style-name="gr19" draw:text-style-name="P5" draw:layer="layout" svg:x1="0.376cm" svg:y1="8.495cm" svg:x2="14.134cm" svg:y2="8.495cm">
          <text:p/>
        </draw:line>
      </draw:page>
      <draw:page draw:name="page4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Add a pokemon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0" draw:text-style-name="P10" xml:id="id8" draw:id="id8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9" draw:id="id9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8" draw:end-shape="id9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10" draw:end-shape="id8" draw:end-glue-point="1" svg:d="M20900 10095h-2527" svg:viewBox="0 0 2528 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Poke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21" draw:text-style-name="P11" draw:layer="layout" svg:width="1.965cm" svg:height="0.974cm" svg:x="7.808cm" svg:y="4.015cm">
            <text:p text:style-name="P1"><text:span text:style-name="T2">Spec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line draw:style-name="gr17" draw:text-style-name="P5" draw:layer="layout" svg:x1="5.667cm" svg:y1="7.843cm" svg:x2="8.764cm" svg:y2="7.843cm">
            <text:p/>
          </draw:line>
          <draw:frame draw:style-name="gr18" draw:text-style-name="P9" draw:layer="layout" svg:width="2.385cm" svg:height="0.645cm" svg:x="5.853cm" svg:y="7.211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99cm" svg:y1="7.364cm" svg:x2="5.679cm" svg:y2="7.364cm">
            <text:p/>
          </draw:line>
          <draw:frame draw:style-name="gr18" draw:text-style-name="P9" draw:layer="layout" svg:width="2.385cm" svg:height="0.645cm" svg:x="2.353cm" svg:y="6.716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79cm" svg:y1="9.544cm" svg:x2="5.67cm" svg:y2="9.544cm">
            <text:p/>
          </draw:line>
          <draw:frame draw:style-name="gr18" draw:text-style-name="P9" draw:layer="layout" svg:width="2.385cm" svg:height="0.645cm" svg:x="2.344cm" svg:y="8.896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81cm" svg:y1="11.724cm" svg:x2="5.661cm" svg:y2="11.724cm">
            <text:p/>
          </draw:line>
          <draw:frame draw:style-name="gr18" draw:text-style-name="P9" draw:layer="layout" svg:width="2.385cm" svg:height="0.645cm" svg:x="2.335cm" svg:y="11.076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72cm" svg:y1="13.728cm" svg:x2="5.652cm" svg:y2="13.728cm">
            <text:p/>
          </draw:line>
          <draw:frame draw:style-name="gr18" draw:text-style-name="P9" draw:layer="layout" svg:width="2.385cm" svg:height="0.645cm" svg:x="2.326cm" svg:y="13.08cm">
            <draw:text-box>
              <text:p text:style-name="P1"><text:span text:style-name="T3">Delete</text:span></text:p>
            </draw:text-box>
          </draw:frame>
        </draw:g>
        <draw:custom-shape draw:style-name="gr13" draw:text-style-name="P6" xml:id="id10" draw:id="id10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0.376cm" svg:y1="10.595cm" svg:x2="14.134cm" svg:y2="10.595cm">
          <text:p/>
        </draw:line>
        <draw:line draw:style-name="gr19" draw:text-style-name="P5" draw:layer="layout" svg:x1="0.376cm" svg:y1="8.595cm" svg:x2="14.134cm" svg:y2="8.595cm">
          <text:p/>
        </draw:line>
        <draw:line draw:style-name="gr19" draw:text-style-name="P5" draw:layer="layout" svg:x1="0.376cm" svg:y1="12.795cm" svg:x2="14.134cm" svg:y2="12.795cm">
          <text:p/>
        </draw:line>
      </draw:page>
      <draw:page draw:name="page5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Add a pokemon trainer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0" draw:text-style-name="P10" xml:id="id11" draw:id="id11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965cm" svg:height="0.974cm" svg:x="25.732cm" svg:y="15.809cm">
          <text:p text:style-name="P1"><text:span text:style-name="T2">Train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12" draw:id="id12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11" draw:end-shape="id12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13" draw:end-shape="id11" draw:end-glue-point="1" svg:d="M20900 10095h-2527" svg:viewBox="0 0 2528 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Tr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line draw:style-name="gr17" draw:text-style-name="P5" draw:layer="layout" svg:x1="1.791cm" svg:y1="7.452cm" svg:x2="5.671cm" svg:y2="7.452cm">
            <text:p/>
          </draw:line>
          <draw:frame draw:style-name="gr18" draw:text-style-name="P9" draw:layer="layout" svg:width="2.385cm" svg:height="0.645cm" svg:x="2.345cm" svg:y="6.804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782cm" svg:y1="9.632cm" svg:x2="5.662cm" svg:y2="9.632cm">
            <text:p/>
          </draw:line>
          <draw:frame draw:style-name="gr18" draw:text-style-name="P9" draw:layer="layout" svg:width="2.385cm" svg:height="0.645cm" svg:x="2.336cm" svg:y="8.984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73cm" svg:y1="11.812cm" svg:x2="5.653cm" svg:y2="11.812cm">
            <text:p/>
          </draw:line>
          <draw:frame draw:style-name="gr18" draw:text-style-name="P9" draw:layer="layout" svg:width="2.385cm" svg:height="0.645cm" svg:x="2.327cm" svg:y="11.164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64cm" svg:y1="13.816cm" svg:x2="5.644cm" svg:y2="13.816cm">
            <text:p/>
          </draw:line>
          <draw:frame draw:style-name="gr18" draw:text-style-name="P9" draw:layer="layout" svg:width="2.385cm" svg:height="0.645cm" svg:x="2.318cm" svg:y="13.168cm">
            <draw:text-box>
              <text:p text:style-name="P1"><text:span text:style-name="T3">Delete</text:span></text:p>
            </draw:text-box>
          </draw:frame>
        </draw:g>
        <draw:custom-shape draw:style-name="gr21" draw:text-style-name="P11" xml:id="id13" draw:id="id13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0.376cm" svg:y1="10.695cm" svg:x2="14.134cm" svg:y2="10.695cm">
          <text:p/>
        </draw:line>
        <draw:line draw:style-name="gr19" draw:text-style-name="P5" draw:layer="layout" svg:x1="0.376cm" svg:y1="8.495cm" svg:x2="14.134cm" svg:y2="8.495cm">
          <text:p/>
        </draw:line>
        <draw:line draw:style-name="gr19" draw:text-style-name="P5" draw:layer="layout" svg:x1="0.376cm" svg:y1="12.795cm" svg:x2="14.134cm" svg:y2="12.795cm">
          <text:p/>
        </draw:line>
      </draw:page>
      <draw:page draw:name="page6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Capture a pokemon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0" draw:text-style-name="P10" xml:id="id14" draw:id="id14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18" draw:id="id18" draw:layer="layout" svg:width="1.965cm" svg:height="0.974cm" svg:x="25.732cm" svg:y="15.802cm">
          <text:p text:style-name="P1"><text:span text:style-name="T2">Tr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16" draw:id="id16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15" draw:id="id15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17" draw:id="id17" draw:layer="layout" svg:width="1.965cm" svg:height="0.974cm" svg:x="20.9cm" svg:y="15.802cm">
          <text:p text:style-name="P1"><text:span text:style-name="T2">Captur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14" draw:end-shape="id15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16" draw:start-glue-point="3" draw:end-shape="id14" draw:end-glue-point="1" svg:d="M20900 10095h-2527" svg:viewBox="0 0 2528 1">
          <text:p/>
        </draw:connector>
        <draw:connector draw:style-name="gr17" draw:text-style-name="P5" draw:layer="layout" svg:x1="22.865cm" svg:y1="16.289cm" svg:x2="25.732cm" svg:y2="16.289cm" draw:start-shape="id17" draw:start-glue-point="1" draw:end-shape="id18" svg:d="M22865 16289h2867" svg:viewBox="0 0 2868 1">
          <text:p/>
        </draw:connector>
        <draw:connector draw:style-name="gr17" draw:text-style-name="P5" draw:layer="layout" svg:x1="21.882cm" svg:y1="15.802cm" svg:x2="21.882cm" svg:y2="10.582cm" draw:start-shape="id17" draw:start-glue-point="0" draw:end-shape="id16" draw:end-glue-point="2" svg:d="M21882 15802v-5220" svg:viewBox="0 0 1 522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Cap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13" draw:text-style-name="P6" draw:layer="layout" svg:width="1.965cm" svg:height="0.974cm" svg:x="7.808cm" svg:y="4.015cm">
            <text:p text:style-name="P1"><text:span text:style-name="T2">Poke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custom-shape draw:style-name="gr13" draw:text-style-name="P6" draw:layer="layout" svg:width="1.965cm" svg:height="0.974cm" svg:x="10.808cm" svg:y="4.015cm">
            <text:p text:style-name="P1"><text:span text:style-name="T2">Tr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11.79cm" svg:y1="5.736cm" svg:x2="11.79cm" svg:y2="18.671cm">
            <text:p/>
          </draw:line>
        </draw:g>
        <draw:g>
          <draw:line draw:style-name="gr17" draw:text-style-name="P5" draw:layer="layout" svg:x1="1.806cm" svg:y1="7.276cm" svg:x2="5.686cm" svg:y2="7.276cm">
            <text:p/>
          </draw:line>
          <draw:frame draw:style-name="gr18" draw:text-style-name="P9" draw:layer="layout" svg:width="2.385cm" svg:height="0.645cm" svg:x="2.36cm" svg:y="6.628cm">
            <draw:text-box>
              <text:p text:style-name="P1"><text:span text:style-name="T3">Capture</text:span></text:p>
            </draw:text-box>
          </draw:frame>
        </draw:g>
        <draw:g>
          <draw:line draw:style-name="gr17" draw:text-style-name="P5" draw:layer="layout" svg:x1="5.667cm" svg:y1="7.843cm" svg:x2="8.764cm" svg:y2="7.843cm">
            <text:p/>
          </draw:line>
          <draw:frame draw:style-name="gr22" draw:text-style-name="P9" draw:layer="layout" svg:width="2.385cm" svg:height="1.039cm" svg:x="5.853cm" svg:y="7.014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5.659cm" svg:y1="9.344cm" svg:x2="11.806cm" svg:y2="9.344cm">
            <text:p/>
          </draw:line>
          <draw:frame draw:style-name="gr22" draw:text-style-name="P9" draw:layer="layout" svg:width="4.734cm" svg:height="1.039cm" svg:x="6.028cm" svg:y="8.515cm">
            <draw:text-box>
              <text:p text:style-name="P1"><text:span text:style-name="T3">Give pokemon</text:span></text:p>
            </draw:text-box>
          </draw:frame>
        </draw:g>
      </draw:page>
      <draw:page draw:name="page7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Manage a pokemon team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0" draw:text-style-name="P10" xml:id="id19" draw:id="id19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3" draw:id="id23" draw:layer="layout" svg:width="1.965cm" svg:height="0.974cm" svg:x="25.732cm" svg:y="15.802cm">
          <text:p text:style-name="P1"><text:span text:style-name="T2">Train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21" draw:id="id21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20" draw:id="id20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2" draw:id="id22" draw:layer="layout" svg:width="1.965cm" svg:height="0.974cm" svg:x="25.732cm" svg:y="12.682cm">
          <text:p text:style-name="P1"><text:span text:style-name="T2">Tea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24" draw:id="id24" draw:layer="layout" svg:width="1.965cm" svg:height="0.974cm" svg:x="20.9cm" svg:y="15.802cm">
          <text:p text:style-name="P1"><text:span text:style-name="T2">Captur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19" draw:end-shape="id20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21" draw:start-glue-point="3" draw:end-shape="id19" draw:end-glue-point="1" svg:d="M20900 10095h-2527" svg:viewBox="0 0 2528 1">
          <text:p/>
        </draw:connector>
        <draw:connector draw:style-name="gr17" draw:text-style-name="P5" draw:layer="layout" svg:x1="26.714cm" svg:y1="13.656cm" svg:x2="26.714cm" svg:y2="15.802cm" draw:start-shape="id22" draw:start-glue-point="2" draw:end-shape="id23" svg:d="M26714 13656v2146" svg:viewBox="0 0 1 2147">
          <text:p/>
        </draw:connector>
        <draw:connector draw:style-name="gr17" draw:text-style-name="P5" draw:layer="layout" svg:x1="22.865cm" svg:y1="16.289cm" svg:x2="25.732cm" svg:y2="16.289cm" draw:start-shape="id24" draw:start-glue-point="1" draw:end-shape="id23" svg:d="M22865 16289h2867" svg:viewBox="0 0 2868 1">
          <text:p/>
        </draw:connector>
        <draw:connector draw:style-name="gr17" draw:text-style-name="P5" draw:layer="layout" svg:x1="21.882cm" svg:y1="15.802cm" svg:x2="21.882cm" svg:y2="10.582cm" draw:start-shape="id24" draw:start-glue-point="0" draw:end-shape="id21" draw:end-glue-point="2" svg:d="M21882 15802v-5220" svg:viewBox="0 0 1 522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Te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13" draw:text-style-name="P6" draw:layer="layout" svg:width="1.965cm" svg:height="0.974cm" svg:x="7.808cm" svg:y="4.015cm">
            <text:p text:style-name="P1"><text:span text:style-name="T2">Tr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line draw:style-name="gr17" draw:text-style-name="P5" draw:layer="layout" svg:x1="5.667cm" svg:y1="7.843cm" svg:x2="8.764cm" svg:y2="7.843cm">
            <text:p/>
          </draw:line>
          <draw:frame draw:style-name="gr22" draw:text-style-name="P9" draw:layer="layout" svg:width="2.385cm" svg:height="1.039cm" svg:x="5.853cm" svg:y="7.014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83cm" svg:y1="7.54cm" svg:x2="5.663cm" svg:y2="7.54cm">
            <text:p/>
          </draw:line>
          <draw:frame draw:style-name="gr18" draw:text-style-name="P9" draw:layer="layout" svg:width="2.385cm" svg:height="0.645cm" svg:x="2.337cm" svg:y="6.892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774cm" svg:y1="9.72cm" svg:x2="5.654cm" svg:y2="9.72cm">
            <text:p/>
          </draw:line>
          <draw:frame draw:style-name="gr18" draw:text-style-name="P9" draw:layer="layout" svg:width="2.385cm" svg:height="0.645cm" svg:x="2.328cm" svg:y="9.072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65cm" svg:y1="11.9cm" svg:x2="5.645cm" svg:y2="11.9cm">
            <text:p/>
          </draw:line>
          <draw:frame draw:style-name="gr18" draw:text-style-name="P9" draw:layer="layout" svg:width="2.385cm" svg:height="0.645cm" svg:x="2.319cm" svg:y="11.252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56cm" svg:y1="13.904cm" svg:x2="5.636cm" svg:y2="13.904cm">
            <text:p/>
          </draw:line>
          <draw:frame draw:style-name="gr18" draw:text-style-name="P9" draw:layer="layout" svg:width="2.385cm" svg:height="0.645cm" svg:x="2.31cm" svg:y="13.256cm">
            <draw:text-box>
              <text:p text:style-name="P1"><text:span text:style-name="T3">Delete</text:span></text:p>
            </draw:text-box>
          </draw:frame>
        </draw:g>
        <draw:line draw:style-name="gr19" draw:text-style-name="P5" draw:layer="layout" svg:x1="0.376cm" svg:y1="8.595cm" svg:x2="14.134cm" svg:y2="8.595cm">
          <text:p/>
        </draw:line>
        <draw:line draw:style-name="gr19" draw:text-style-name="P5" draw:layer="layout" svg:x1="0.376cm" svg:y1="10.795cm" svg:x2="14.134cm" svg:y2="10.795cm">
          <text:p/>
        </draw:line>
        <draw:line draw:style-name="gr19" draw:text-style-name="P5" draw:layer="layout" svg:x1="0.376cm" svg:y1="12.795cm" svg:x2="14.134cm" svg:y2="12.795cm">
          <text:p/>
        </draw:line>
      </draw:page>
      <draw:page draw:name="page8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Manage a pokemon team composition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0" draw:text-style-name="P10" xml:id="id25" draw:id="id25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29" draw:id="id29" draw:layer="layout" svg:width="1.965cm" svg:height="0.974cm" svg:x="25.732cm" svg:y="15.802cm">
          <text:p text:style-name="P1"><text:span text:style-name="T2">Tr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26" draw:id="id26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8" draw:id="id28" draw:layer="layout" svg:width="1.965cm" svg:height="0.974cm" svg:x="25.732cm" svg:y="12.682cm">
          <text:p text:style-name="P1"><text:span text:style-name="T2">Team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30" draw:id="id30" draw:layer="layout" svg:width="1.965cm" svg:height="0.974cm" svg:x="25.732cm" svg:y="9.608cm">
          <text:p text:style-name="P1"><text:span text:style-name="T2">Team</text:span></text:p>
          <text:p text:style-name="P1"><text:span text:style-name="T2">composi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1" draw:id="id31" draw:layer="layout" svg:width="1.965cm" svg:height="0.974cm" svg:x="20.9cm" svg:y="15.802cm">
          <text:p text:style-name="P1"><text:span text:style-name="T2">Captur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25" draw:end-shape="id26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27" draw:start-glue-point="3" draw:end-shape="id25" draw:end-glue-point="1" svg:d="M20900 10095h-2527" svg:viewBox="0 0 2528 1">
          <text:p/>
        </draw:connector>
        <draw:connector draw:style-name="gr17" draw:text-style-name="P5" draw:layer="layout" svg:x1="26.714cm" svg:y1="13.656cm" svg:x2="26.714cm" svg:y2="15.802cm" draw:start-shape="id28" draw:start-glue-point="2" draw:end-shape="id29" svg:d="M26714 13656v2146" svg:viewBox="0 0 1 2147">
          <text:p/>
        </draw:connector>
        <draw:connector draw:style-name="gr17" draw:text-style-name="P5" draw:layer="layout" svg:x1="26.714cm" svg:y1="10.582cm" svg:x2="26.714cm" svg:y2="12.682cm" draw:start-shape="id30" draw:start-glue-point="2" draw:end-shape="id28" draw:end-glue-point="0" svg:d="M26714 10582v2100" svg:viewBox="0 0 1 2101">
          <text:p/>
        </draw:connector>
        <draw:connector draw:style-name="gr17" draw:text-style-name="P5" draw:layer="layout" svg:x1="25.732cm" svg:y1="10.095cm" svg:x2="22.865cm" svg:y2="10.095cm" draw:start-shape="id30" draw:start-glue-point="3" draw:end-shape="id27" svg:d="M25732 10095h-2867" svg:viewBox="0 0 2868 1">
          <text:p/>
        </draw:connector>
        <draw:connector draw:style-name="gr17" draw:text-style-name="P5" draw:layer="layout" svg:x1="22.865cm" svg:y1="16.289cm" svg:x2="25.732cm" svg:y2="16.289cm" draw:start-shape="id31" draw:start-glue-point="1" draw:end-shape="id29" svg:d="M22865 16289h2867" svg:viewBox="0 0 2868 1">
          <text:p/>
        </draw:connector>
        <draw:connector draw:style-name="gr17" draw:text-style-name="P5" draw:layer="layout" svg:x1="21.882cm" svg:y1="15.802cm" svg:x2="21.882cm" svg:y2="10.582cm" draw:start-shape="id31" draw:start-glue-point="0" draw:end-shape="id27" draw:end-glue-point="2" svg:d="M21882 15802v-5220" svg:viewBox="0 0 1 522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Team</text:span></text:p>
            <text:p text:style-name="P1"><text:span text:style-name="T2">com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13" draw:text-style-name="P6" draw:layer="layout" svg:width="1.965cm" svg:height="0.974cm" svg:x="7.808cm" svg:y="4.015cm">
            <text:p text:style-name="P1"><text:span text:style-name="T2">Te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custom-shape draw:style-name="gr13" draw:text-style-name="P6" draw:layer="layout" svg:width="1.965cm" svg:height="0.974cm" svg:x="10.808cm" svg:y="4.015cm">
            <text:p text:style-name="P1"><text:span text:style-name="T2">Poke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11.79cm" svg:y1="5.736cm" svg:x2="11.79cm" svg:y2="18.671cm">
            <text:p/>
          </draw:line>
        </draw:g>
        <draw:g>
          <draw:line draw:style-name="gr17" draw:text-style-name="P5" draw:layer="layout" svg:x1="1.806cm" svg:y1="7.276cm" svg:x2="5.686cm" svg:y2="7.276cm">
            <text:p/>
          </draw:line>
          <draw:frame draw:style-name="gr22" draw:text-style-name="P9" draw:layer="layout" svg:width="2.385cm" svg:height="1.039cm" svg:x="2.36cm" svg:y="6.231cm">
            <draw:text-box>
              <text:p text:style-name="P1"><text:span text:style-name="T3">Select a pokemon</text:span></text:p>
            </draw:text-box>
          </draw:frame>
        </draw:g>
        <draw:g>
          <draw:line draw:style-name="gr17" draw:text-style-name="P5" draw:layer="layout" svg:x1="5.667cm" svg:y1="7.843cm" svg:x2="8.764cm" svg:y2="7.843cm">
            <text:p/>
          </draw:line>
          <draw:frame draw:style-name="gr22" draw:text-style-name="P9" draw:layer="layout" svg:width="2.385cm" svg:height="1.039cm" svg:x="5.853cm" svg:y="7.014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5.659cm" svg:y1="9.844cm" svg:x2="11.782cm" svg:y2="9.844cm">
            <text:p/>
          </draw:line>
          <draw:frame draw:style-name="gr22" draw:text-style-name="P9" draw:layer="layout" svg:width="4.715cm" svg:height="1.039cm" svg:x="6.027cm" svg:y="9.015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97cm" svg:y1="13.577cm" svg:x2="5.677cm" svg:y2="13.577cm">
            <text:p/>
          </draw:line>
          <draw:frame draw:style-name="gr22" draw:text-style-name="P9" draw:layer="layout" svg:width="2.385cm" svg:height="1.039cm" svg:x="2.351cm" svg:y="12.532cm">
            <draw:text-box>
              <text:p text:style-name="P1"><text:span text:style-name="T3">Unselect a pokemon</text:span></text:p>
            </draw:text-box>
          </draw:frame>
        </draw:g>
        <draw:g>
          <draw:line draw:style-name="gr17" draw:text-style-name="P5" draw:layer="layout" svg:x1="5.658cm" svg:y1="14.144cm" svg:x2="8.755cm" svg:y2="14.144cm">
            <text:p/>
          </draw:line>
          <draw:frame draw:style-name="gr22" draw:text-style-name="P9" draw:layer="layout" svg:width="2.385cm" svg:height="1.039cm" svg:x="5.844cm" svg:y="13.315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5.65cm" svg:y1="16.145cm" svg:x2="11.773cm" svg:y2="16.145cm">
            <text:p/>
          </draw:line>
          <draw:frame draw:style-name="gr22" draw:text-style-name="P9" draw:layer="layout" svg:width="4.715cm" svg:height="1.039cm" svg:x="6.018cm" svg:y="15.316cm">
            <draw:text-box>
              <text:p text:style-name="P1"><text:span text:style-name="T3">Modify</text:span></text:p>
            </draw:text-box>
          </draw:frame>
        </draw:g>
        <draw:line draw:style-name="gr19" draw:text-style-name="P5" draw:layer="layout" svg:x1="0.376cm" svg:y1="11.995cm" svg:x2="14.134cm" svg:y2="11.995cm">
          <text:p/>
        </draw:line>
      </draw:page>
      <draw:page draw:name="page9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Make a pokemon evolve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0" draw:text-style-name="P10" xml:id="id32" draw:id="id32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36" draw:id="id36" draw:layer="layout" svg:width="1.965cm" svg:height="0.974cm" svg:x="25.732cm" svg:y="15.802cm">
          <text:p text:style-name="P1"><text:span text:style-name="T2">Train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4" draw:id="id34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3" draw:id="id33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35" draw:id="id35" draw:layer="layout" svg:width="1.965cm" svg:height="0.974cm" svg:x="25.732cm" svg:y="12.682cm">
          <text:p text:style-name="P1"><text:span text:style-name="T2">Tea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7" draw:id="id37" draw:layer="layout" svg:width="1.965cm" svg:height="0.974cm" svg:x="25.732cm" svg:y="9.608cm">
          <text:p text:style-name="P1"><text:span text:style-name="T2">Team</text:span></text:p>
          <text:p text:style-name="P1"><text:span text:style-name="T2">composi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38" draw:id="id38" draw:layer="layout" svg:width="1.965cm" svg:height="0.974cm" svg:x="16.408cm" svg:y="4.655cm">
          <text:p text:style-name="P1"><text:span text:style-name="T2">Evolu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9" draw:id="id39" draw:layer="layout" svg:width="1.965cm" svg:height="0.974cm" svg:x="20.9cm" svg:y="15.802cm">
          <text:p text:style-name="P1"><text:span text:style-name="T2">Captur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32" draw:end-shape="id33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34" draw:start-glue-point="3" draw:end-shape="id32" draw:end-glue-point="1" svg:d="M20900 10095h-2527" svg:viewBox="0 0 2528 1">
          <text:p/>
        </draw:connector>
        <draw:connector draw:style-name="gr17" draw:text-style-name="P5" draw:layer="layout" svg:x1="26.714cm" svg:y1="13.656cm" svg:x2="26.714cm" svg:y2="15.802cm" draw:start-shape="id35" draw:start-glue-point="2" draw:end-shape="id36" svg:d="M26714 13656v2146" svg:viewBox="0 0 1 2147">
          <text:p/>
        </draw:connector>
        <draw:connector draw:style-name="gr17" draw:text-style-name="P5" draw:layer="layout" svg:x1="26.714cm" svg:y1="10.582cm" svg:x2="26.714cm" svg:y2="12.682cm" draw:start-shape="id37" draw:start-glue-point="2" draw:end-shape="id35" draw:end-glue-point="0" svg:d="M26714 10582v2100" svg:viewBox="0 0 1 2101">
          <text:p/>
        </draw:connector>
        <draw:connector draw:style-name="gr17" draw:text-style-name="P5" draw:layer="layout" svg:x1="25.732cm" svg:y1="10.095cm" svg:x2="22.865cm" svg:y2="10.095cm" draw:start-shape="id37" draw:start-glue-point="3" draw:end-shape="id34" svg:d="M25732 10095h-2867" svg:viewBox="0 0 2868 1">
          <text:p/>
        </draw:connector>
        <draw:connector draw:style-name="gr17" draw:text-style-name="P5" draw:layer="layout" svg:x1="17.39cm" svg:y1="5.629cm" svg:x2="17.39cm" svg:y2="9.608cm" draw:start-shape="id38" draw:start-glue-point="2" draw:end-shape="id32" svg:d="M17390 5629v3979" svg:viewBox="0 0 1 3980">
          <text:p/>
        </draw:connector>
        <draw:connector draw:style-name="gr17" draw:text-style-name="P5" draw:layer="layout" svg:x1="18.373cm" svg:y1="5.142cm" svg:x2="21.882cm" svg:y2="9.608cm" draw:start-shape="id38" draw:start-glue-point="1" draw:end-shape="id34" draw:end-glue-point="0" svg:d="M18373 5142h3509v4466" svg:viewBox="0 0 3510 4467">
          <text:p/>
        </draw:connector>
        <draw:connector draw:style-name="gr17" draw:text-style-name="P5" draw:layer="layout" svg:x1="22.865cm" svg:y1="16.289cm" svg:x2="25.732cm" svg:y2="16.289cm" draw:start-shape="id39" draw:start-glue-point="1" draw:end-shape="id36" svg:d="M22865 16289h2867" svg:viewBox="0 0 2868 1">
          <text:p/>
        </draw:connector>
        <draw:connector draw:style-name="gr17" draw:text-style-name="P5" draw:layer="layout" svg:x1="21.882cm" svg:y1="15.802cm" svg:x2="21.882cm" svg:y2="10.582cm" draw:start-shape="id39" draw:start-glue-point="0" draw:end-shape="id34" draw:end-glue-point="2" svg:d="M21882 15802v-5220" svg:viewBox="0 0 1 522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Evolu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21" draw:text-style-name="P11" draw:layer="layout" svg:width="1.965cm" svg:height="0.974cm" svg:x="7.808cm" svg:y="4.015cm">
            <text:p text:style-name="P1"><text:span text:style-name="T2">Poke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custom-shape draw:style-name="gr21" draw:text-style-name="P11" draw:layer="layout" svg:width="1.965cm" svg:height="0.974cm" svg:x="10.808cm" svg:y="4.015cm">
            <text:p text:style-name="P1"><text:span text:style-name="T2">Spec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11.79cm" svg:y1="5.736cm" svg:x2="11.79cm" svg:y2="18.671cm">
            <text:p/>
          </draw:line>
        </draw:g>
        <draw:g>
          <draw:line draw:style-name="gr17" draw:text-style-name="P5" draw:layer="layout" svg:x1="1.806cm" svg:y1="7.276cm" svg:x2="5.686cm" svg:y2="7.276cm">
            <text:p/>
          </draw:line>
          <draw:frame draw:style-name="gr18" draw:text-style-name="P9" draw:layer="layout" svg:width="2.385cm" svg:height="0.645cm" svg:x="2.36cm" svg:y="6.628cm">
            <draw:text-box>
              <text:p text:style-name="P1"><text:span text:style-name="T3">Evolve</text:span></text:p>
            </draw:text-box>
          </draw:frame>
        </draw:g>
        <draw:g>
          <draw:line draw:style-name="gr17" draw:text-style-name="P5" draw:layer="layout" svg:x1="5.667cm" svg:y1="8.843cm" svg:x2="11.782cm" svg:y2="8.843cm">
            <text:p/>
          </draw:line>
          <draw:frame draw:style-name="gr22" draw:text-style-name="P9" draw:layer="layout" svg:width="4.709cm" svg:height="1.039cm" svg:x="6.034cm" svg:y="8.014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5.659cm" svg:y1="10.844cm" svg:x2="8.756cm" svg:y2="10.844cm">
            <text:p/>
          </draw:line>
          <draw:frame draw:style-name="gr22" draw:text-style-name="P9" draw:layer="layout" svg:width="2.385cm" svg:height="1.039cm" svg:x="5.845cm" svg:y="10.015cm">
            <draw:text-box>
              <text:p text:style-name="P1"><text:span text:style-name="T3">Modif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5:06:48.492662395</meta:creation-date>
    <dc:date>2020-01-28T10:47:46.361321720</dc:date>
    <meta:editing-duration>PT22M6S</meta:editing-duration>
    <meta:editing-cycles>4</meta:editing-cycles>
    <meta:generator>LibreOffice/6.1.5.2$MacOSX_X86_64 LibreOffice_project/90f8dcf33c87b3705e78202e3df5142b201bd805</meta:generator>
    <meta:document-statistic meta:object-count="347"/>
  </office:meta>
</office:document-meta>
</file>